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8.00pt" fo:font-weight="bold"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bold"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bold"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bold"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bold"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bold"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bold"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bold"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bold"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text:tab/><text:tab/><text:tab/><text:tab/></text:span><text:span text:style-name="T2">Expense Tracker</text:span><text:span text:style-name="T3"/></text:p>
      <text:p text:style-name="P1"><text:span text:style-name="T4">Introduction:<text:s/></text:span><text:span text:style-name="T5"/></text:p>
      <text:p text:style-name="P1"><text:span text:style-name="T6">Purpose/Description:</text:span><text:span text:style-name="T7"/></text:p>
      <text:p text:style-name="P1"><text:span text:style-name="T7"><text:s/>It’s a good idea to spend according to what is needed or valued most first, which is a difficult thing to do without keeping track of the actual figures.Without keeping track, too much money may be getting spent shopping at the store instead of going into a savings account using some other places.The application will track you day to day expenses depending on your need.You can set the limit for specific category so that the spending amount will be identified .The application will provide the on good functionality generating the report by this you will come to know the spent amount for the weeek,month.By find the amount you can provide boundary for the category which you spent more.</text:span></text:p>
      <text:p text:style-name="P1"><text:span text:style-name="T8">Advantage :</text:span><text:span text:style-name="T9"/></text:p>
      <text:p text:style-name="P1"><text:span text:style-name="T9">When someone knows where their money is going and has a handle on their finances, they can start setting financial goals. Such as a goal to put away specific amounts each week or month, or have a certain number saved by the end of the year.</text:span></text:p>
      <text:p text:style-name="P1"><text:span text:style-name="T9"><text:s/></text:span><text:span text:style-name="T10">Prerequisites:<text:s/></text:span><text:span text:style-name="T11"/></text:p>
      <text:p text:style-name="P1"><text:span text:style-name="T11">OS:<text:s text:c="2"/>windows operating. </text:span></text:p>
      <text:p text:style-name="P1"><text:span text:style-name="T11">Browsers:<text:s text:c="2"/>Google Chrome, Firefox, Internet Explorer. </text:span></text:p>
      <text:p text:style-name="P1"><text:span text:style-name="T11"><text:s/>RAM:<text:s text:c="4"/>4</text:span><text:span text:style-name="T12">GB</text:span><text:span text:style-name="T13"><text:s text:c="12"/></text:span></text:p>
      <text:p text:style-name="P1"><text:span text:style-name="T13"><text:s/></text:span><text:span text:style-name="T14">Technology used:<text:s/></text:span><text:span text:style-name="T15"/></text:p>
      <text:p text:style-name="P1"><text:span text:style-name="T15">1. Angular</text:span></text:p>
      <text:p text:style-name="P1"><text:span text:style-name="T15">2. Spring Boot,HTML, CSS<text:s text:c="2"/></text:span></text:p>
      <text:p text:style-name="P1"><text:span text:style-name="T15">3. MySQL </text:span></text:p>
      <text:p text:style-name="P1"><text:span text:style-name="T16">Compatibility:<text:s/></text:span><text:span text:style-name="T17"/></text:p>
      <text:p text:style-name="P1"><text:span text:style-name="T17">Compatible with these Browsers: Google Chrome, Firefox, Internet Explorer </text:span></text:p>
      <text:p text:style-name="P1"><text:span text:style-name="T17"><text:s/></text:span><text:span text:style-name="T18">Execution Process [Important]:<text:s text:c="2"/></text:span></text:p>
      <text:p text:style-name="P1"><text:span text:style-name="T18">Note:<text:s/></text:span><text:span text:style-name="T19">login and registration part is not implemented so you will get home screen directely after accessing url:"https://localhost:4200".</text:span></text:p>
      <text:p text:style-name="P1"><text:span text:style-name="T19">1.By default user will go to welcome screen, There is two tabs, home and login in header. User will click on login first, there is a link for registration.</text:span></text:p>
      <text:p text:style-name="P1"><text:span text:style-name="T19">2. User will register first, then login with username and password.</text:span></text:p>
      <text:p text:style-name="P1"><text:span text:style-name="T19">3. After login user will go to home screen. There is two tabs home and eTracker in header. eTracker have three tabs set Limit, add Expense and generate report.</text:span></text:p>
      <text:p text:style-name="P1"><text:span text:style-name="T19">4. Select set Limit tab to set budget limit for the specific category where you spend money on daily basis.</text:span></text:p>
      <text:p text:style-name="P1"><text:span text:style-name="T19">5. Select Add Expenses tab to add your daily basis expenses for category like shopping,traveling,entertainment etc.For that you need to set limit first by selecting the set limit tab.</text:span></text:p>
      <text:p text:style-name="P1"><text:span text:style-name="T19">6. At the time of adding expenses for specific category if you exceed budget limit then it will alert you. </text:span></text:p>
      <text:p text:style-name="P1"><text:span text:style-name="T19">7. select Generate report tab to track your daily basis expenses or monthly expenses details which you spended.</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